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officeooo:paragraph-rsid="00199084" style:font-size-asian="6pt" style:font-size-complex="6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6pt" style:font-size-asian="6pt" style:font-size-complex="6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199084" style:font-size-asian="6pt" style:font-size-complex="6pt"/>
    </style:style>
    <style:style style:name="P5" style:family="paragraph" style:parent-style-name="Preformatted_20_Text">
      <style:text-properties officeooo:paragraph-rsid="00199084"/>
    </style:style>
    <style:style style:name="P6" style:family="paragraph" style:parent-style-name="Preformatted_20_Text">
      <style:text-properties fo:font-size="6pt" officeooo:paragraph-rsid="00199084" style:font-size-asian="6pt" style:font-size-complex="6pt"/>
    </style:style>
    <style:style style:name="P7" style:family="paragraph" style:parent-style-name="Preformatted_20_Text" style:master-page-name="Standard">
      <style:paragraph-properties style:page-number="auto"/>
      <style:text-properties officeooo:paragraph-rsid="00199084"/>
    </style:style>
    <style:style style:name="P8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officeooo:rsid="00199084"/>
    </style:style>
    <style:style style:name="T2" style:family="text">
      <style:text-properties fo:color="#008080" style:font-name="Monospace1"/>
    </style:style>
    <style:style style:name="T3" style:family="text">
      <style:text-properties fo:color="#008080" style:font-name="Monospace1" officeooo:rsid="00199084"/>
    </style:style>
    <style:style style:name="T4" style:family="text">
      <style:text-properties fo:color="#008080" style:font-name="Monospace1" fo:font-size="10pt" style:font-size-asian="10pt"/>
    </style:style>
    <style:style style:name="T5" style:family="text">
      <style:text-properties fo:color="#008080" style:font-name="Monospace1" fo:font-size="10pt" officeooo:rsid="00199084" style:font-size-asian="10pt"/>
    </style:style>
    <style:style style:name="T6" style:family="text">
      <style:text-properties style:font-name="Monospace1"/>
    </style:style>
    <style:style style:name="T7" style:family="text">
      <style:text-properties style:font-name="Monospace1" fo:font-size="10pt" style:font-size-asian="10pt"/>
    </style:style>
    <style:style style:name="T8" style:family="text">
      <style:text-properties fo:color="#3f7f7f" style:font-name="Monospace1"/>
    </style:style>
    <style:style style:name="T9" style:family="text">
      <style:text-properties fo:color="#3f7f7f" style:font-name="Monospace1" fo:font-size="10pt" style:font-size-asian="10pt"/>
    </style:style>
    <style:style style:name="T10" style:family="text">
      <style:text-properties fo:color="#7f007f" style:font-name="Monospace1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333333" style:font-name="Monospace1"/>
    </style:style>
    <style:style style:name="T13" style:family="text">
      <style:text-properties fo:color="#333333" style:font-name="Monospace1" fo:font-size="10pt" style:font-size-asian="10pt"/>
    </style:style>
    <style:style style:name="T14" style:family="text">
      <style:text-properties fo:color="#2a00ff" style:font-name="Monospace1" fo:font-size="10pt" fo:font-style="italic" style:font-size-asian="10pt" style:font-style-asian="italic"/>
    </style:style>
    <style:style style:name="T15" style:family="text">
      <style:text-properties fo:color="#2a00ff" style:font-name="Monospace1" fo:font-style="italic" style:font-style-asian="italic"/>
    </style:style>
    <style:style style:name="T16" style:family="text">
      <style:text-properties fo:color="#2a00ff" style:font-name="Monospace1" fo:font-style="italic" officeooo:rsid="00199084" style:font-style-asian="italic"/>
    </style:style>
    <style:style style:name="T17" style:family="text">
      <style:text-properties fo:color="#808080" style:font-name="Monospace1"/>
    </style:style>
    <style:style style:name="T18" style:family="text">
      <style:text-properties fo:color="#808080" style:font-name="Monospace1" fo:font-size="10pt" style:font-size-asian="10pt"/>
    </style:style>
    <style:style style:name="T19" style:family="text">
      <style:text-properties fo:color="#3f7f5f" style:font-name="Monospace1"/>
    </style:style>
    <style:style style:name="T20" style:family="text">
      <style:text-properties fo:color="#3f7f5f" style:font-name="Monospace1" fo:font-size="10pt" style:font-size-asian="10pt"/>
    </style:style>
    <style:style style:name="T21" style:family="text">
      <style:text-properties fo:font-size="9pt" style:font-size-asian="9pt" style:font-size-complex="9pt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style-name="gr1" draw:text-style-name="P8" svg:width="7.638cm" svg:height="7.305cm" svg:x="11.361cm" svg:y="-7.184cm"><text:p text:style-name="P8"><text:span text:style-name="T21">False = hard cutoff of classifiers</text:span></text:p><text:p text:style-name="P8"><text:span text:style-name="T21">Meaning:</text:span></text:p><text:p text:style-name="P8"><text:span text:style-name="T21">No rules will be created for blacklisted</text:span></text:p><text:p text:style-name="P8"><text:span text:style-name="T21">classifiers and also no rules will be created</text:span></text:p><text:p text:style-name="P8"><text:span text:style-name="T21">for classifiers that are not on the white list.</text:span></text:p><text:p text:style-name="P8"><text:span text:style-name="T21">All such classifiers will also not be mentioned</text:span></text:p><text:p text:style-name="P8"><text:span text:style-name="T21">In the context of rules for other classifiers.</text:span></text:p><text:p text:style-name="P8"><text:span text:style-name="T21">(TODO: re-check that)</text:span></text:p><text:p text:style-name="P8"><text:span text:style-name="T21"/></text:p><text:p text:style-name="P8"><text:span text:style-name="T21">True = soft cutoff of classifiers</text:span></text:p><text:p text:style-name="P8"><text:span text:style-name="T21">Meaning:</text:span></text:p><text:p text:style-name="P8"><text:span text:style-name="T21">Blacklisted classifiers will appear in rules of other</text:span></text:p><text:p text:style-name="P8"><text:span text:style-name="T21">Classifiers, in case they are needed. But the</text:span></text:p><text:p text:style-name="P8"><text:span text:style-name="T21">Blacklisted classifiers will not recieve own rules.</text:span></text:p><text:p text:style-name="P8"><text:span text:style-name="T21">Further on, all other not whitelisted and</text:span></text:p><text:p text:style-name="P8"><text:span text:style-name="T21">Not blacklisted classifiers will be included in other</text:span></text:p><text:p text:style-name="P8"><text:span text:style-name="T21">Rules and will recieve own rules, in case their</text:span></text:p><text:p text:style-name="P8"><text:span text:style-name="T21">Instances are mandatory (as are their rules, too).</text:span></text:p><draw:enhanced-geometry svg:viewBox="0 0 21600 21600" draw:mirror-horizontal="false" draw:type="line-callout-1" draw:modifiers="-11031.9094897252 5418.25205214872 -1251.81251443085 2894.2539835828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">Usage of Serge Configuration File:</text:span></text:p>
      <text:p text:style-name="P5"><text:span text:style-name="T1"/></text:p>
      <text:p text:style-name="P1"><text:span text:style-name="T3">&lt;?</text:span><text:span text:style-name="T8">xml</text:span><text:span text:style-name="T6"> </text:span><text:span text:style-name="T10">version</text:span><text:span text:style-name="T12">=</text:span><text:span text:style-name="T15">"1.0"</text:span><text:span text:style-name="T6"> </text:span><text:span text:style-name="T10">encoding</text:span><text:span text:style-name="T12">=</text:span><text:span text:style-name="T15">"UTF-8"</text:span><text:span text:style-name="T2">?&gt;</text:span></text:p>
      <text:p text:style-name="P3"><text:span text:style-name="T2">&lt;!</text:span><text:span text:style-name="T8">DOCTYPE</text:span><text:span text:style-name="T6"> </text:span><text:span text:style-name="T2">Config</text:span><text:span text:style-name="T6"> </text:span><text:span text:style-name="T17">SYSTEM</text:span><text:span text:style-name="T6"> </text:span><text:span text:style-name="T19">"http://pi.informatik.uni-siegen.de/SiDiff/Editrulesgeneratorconfig.dtd"</text:span><text:span text:style-name="T6"> </text:span><text:span text:style-name="T2">&gt;</text:span></text:p>
      <text:p text:style-name="P3"><text:span text:style-name="T2">&lt;</text:span><text:span text:style-name="T8">Config</text:span><text:span text:style-name="T2">&gt;</text:span></text:p>
      <text:p text:style-name="P3"><text:span text:style-name="T12"><text:tab/></text:span><text:span text:style-name="T2">&lt;</text:span><text:span text:style-name="T8">GeneralSettings</text:span><text:span text:style-name="T2">&gt;</text:span></text:p>
      <text:p text:style-name="P3"><text:span text:style-name="T12"><text:tab/><text:tab/></text:span><text:span text:style-name="T2">&lt;</text:span><text:span text:style-name="T8">preventInconsistency</text:span><text:span text:style-name="T6"> </text:span><text:span text:style-name="T10">value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initialChecks</text:span><text:span text:style-name="T6"> </text:span><text:span text:style-name="T10">allow</text:span><text:span text:style-name="T12">=</text:span><text:span text:style-name="T15">"fals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reduceToSuperType</text:span><text:span text:style-name="T6"> </text:span><text:span text:style-name="T10">SET_UNSET</text:span><text:span text:style-name="T12">=</text:span><text:span text:style-name="T15">"true"</text:span><text:span text:style-name="T6"> </text:span><text:span text:style-name="T10">ADD_REMOVE</text:span><text:span text:style-name="T12">=</text:span><text:span text:style-name="T15">"false"</text:span><text:span text:style-name="T6"> </text:span><text:span text:style-name="T10">CHANGE</text:span><text:span text:style-name="T12">=</text:span><text:span text:style-name="T15">"fals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disableVariants</text:span><text:span text:style-name="T6"> </text:span><text:span text:style-name="T10">value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modelUsesProfileMechanism</text:span><text:span text:style-name="T6"> </text:span><text:span text:style-name="T10">value</text:span><text:span text:style-name="T12">=</text:span><text:span text:style-name="T15">"false"</text:span><text:span text:style-name="T6"> </text:span><text:span text:style-name="T2">/&gt;</text:span></text:p>
      <text:p text:style-name="P3"><text:span text:style-name="T12"><text:tab/></text:span><text:span text:style-name="T2">&lt;/</text:span><text:span text:style-name="T8">GeneralSettings</text:span><text:span text:style-name="T2">&gt;</text:span></text:p>
      <text:p text:style-name="P2"/>
      <text:p text:style-name="P3"><text:span text:style-name="T12"><text:tab/></text:span><text:span text:style-name="T2">&lt;</text:span><text:span text:style-name="T8">MetaModelSettings</text:span><text:span text:style-name="T2">&gt;</text:span></text:p>
      <text:p text:style-name="P3"><text:span text:style-name="T12"><text:tab/><text:tab/></text:span><text:span text:style-name="T2">&lt;</text:span><text:span text:style-name="T8">MainModel</text:span><text:span text:style-name="T6"> </text:span><text:span text:style-name="T10">nsUri</text:span><text:span text:style-name="T12">=</text:span><text:span text:style-name="T15">"http://www.eclipse.org/uml2/4.0.0/UML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RequiredModel</text:span><text:span text:style-name="T6"> </text:span><text:span text:style-name="T10">nsUri</text:span><text:span text:style-name="T12">=</text:span><text:span text:style-name="T15">"http://www.eclipse.org/uml2/4.0.0/Types"</text:span><text:span text:style-name="T6"> </text:span><text:span text:style-name="T2">/&gt;</text:span></text:p>
      <text:p text:style-name="P4"><text:span text:style-name="T12"><text:tab/><text:tab/></text:span><text:span text:style-name="T2">&lt;</text:span><text:span text:style-name="T8">RequiredModel</text:span><text:span text:style-name="T6"> </text:span><text:span text:style-name="T10">nsUri</text:span><text:span text:style-name="T12">=</text:span><text:span text:style-name="T15">"http://www.eclipse.org/emf/2002/Ecore"</text:span><text:span text:style-name="T6"> </text:span><text:span text:style-name="T2">/&gt;</text:span></text:p>
      <text:p text:style-name="P4"><text:span text:style-name="T12"><text:tab/></text:span></text:p>
      <text:p text:style-name="P3"><text:span text:style-name="T12"><text:tab/><text:tab/></text:span><text:span text:style-name="T2">&lt;</text:span><text:span text:style-name="T8">Constraints</text:span><text:span text:style-name="T2">&gt;</text:span></text:p>
      <text:p text:style-name="P4"><text:span text:style-name="T12"><text:tab/><text:tab/><text:tab/></text:span><text:span text:style-name="T2">&lt;</text:span><text:span text:style-name="T8">NameUniqueness</text:span><text:span text:style-name="T6"> </text:span><text:span text:style-name="T10">scope</text:span><text:span text:style-name="T12">=</text:span><text:span text:style-name="T15">"local"</text:span><text:span text:style-name="T6"> </text:span><text:span text:style-name="T10">eClass</text:span><text:span text:style-name="T12">=</text:span><text:span text:style-name="T15">"NamedElement"</text:span></text:p>
      <text:p text:style-name="P4"><text:span text:style-name="T15"><text:tab/><text:tab/><text:tab/><text:tab/> <text:s text:c="5"/></text:span><text:span text:style-name="T10">eAttributeName</text:span><text:span text:style-name="T12">=</text:span><text:span text:style-name="T15">"name"</text:span><text:span text:style-name="T6"> </text:span><text:span text:style-name="T10">eAttributeIsInherited</text:span><text:span text:style-name="T12">=</text:span><text:span text:style-name="T15">"false"</text:span></text:p>
      <text:p text:style-name="P4"><text:span text:style-name="T15"><text:tab/><text:tab/><text:tab/><text:tab/> <text:s text:c="5"/></text:span><text:span text:style-name="T10">overrideInheritedConstraintsIfAny</text:span><text:span text:style-name="T12">=</text:span><text:span text:style-name="T15">"false"</text:span><text:span text:style-name="T6"> </text:span><text:span text:style-name="T10">applyOnSubTypes</text:span><text:span text:style-name="T12">=</text:span><text:span text:style-name="T15">"true"</text:span><text:span text:style-name="T2">/&gt;</text:span></text:p>
      <text:p text:style-name="P4"><text:span text:style-name="T12"><text:tab/><text:tab/><text:tab/></text:span><text:span text:style-name="T2">&lt;</text:span><text:span text:style-name="T8">NameUniqueness</text:span><text:span text:style-name="T6"> </text:span><text:span text:style-name="T10">scope</text:span><text:span text:style-name="T12">=</text:span><text:span text:style-name="T15">"local"</text:span><text:span text:style-name="T6"> </text:span><text:span text:style-name="T10">eClass</text:span><text:span text:style-name="T12">=</text:span><text:span text:style-name="T15">"Package"</text:span></text:p>
      <text:p text:style-name="P4"><text:span text:style-name="T15"><text:tab/><text:tab/><text:tab/><text:tab/> <text:s text:c="5"/></text:span><text:span text:style-name="T10">eAttributeName</text:span><text:span text:style-name="T12">=</text:span><text:span text:style-name="T15">"name"</text:span><text:span text:style-name="T6"> </text:span><text:span text:style-name="T10">eAttributeIsInherited</text:span><text:span text:style-name="T12">=</text:span><text:span text:style-name="T15">"true"</text:span></text:p>
      <text:p text:style-name="P4"><text:span text:style-name="T15"><text:tab/><text:tab/><text:tab/><text:tab/> <text:s text:c="4"/></text:span><text:span text:style-name="T6"><text:s/></text:span><text:span text:style-name="T10">overrideInheritedConstraintsIfAny</text:span><text:span text:style-name="T12">=</text:span><text:span text:style-name="T15">"true"</text:span><text:span text:style-name="T6"> </text:span><text:span text:style-name="T10">applyOnSubTypes</text:span><text:span text:style-name="T12">=</text:span><text:span text:style-name="T15">"true"</text:span><text:span text:style-name="T2">/&gt;</text:span></text:p>
      <text:p text:style-name="P4"><text:span text:style-name="T12"><text:tab/><text:tab/></text:span><text:span text:style-name="T2">&lt;/</text:span><text:span text:style-name="T8">Constraints</text:span><text:span text:style-name="T2">&gt;</text:span></text:p>
      <text:p text:style-name="P3"><text:span text:style-name="T12"><text:tab/></text:span><text:span text:style-name="T2">&lt;/</text:span><text:span text:style-name="T8">MetaModelSettings</text:span><text:span text:style-name="T2">&gt;</text:span></text:p>
      <text:p text:style-name="P2"/>
      <text:p text:style-name="P3"><text:span text:style-name="T12"><text:tab/></text:span><text:span text:style-name="T2">&lt;</text:span><text:span text:style-name="T8">Transformations</text:span><text:span text:style-name="T2">&gt;</text:span></text:p>
      <text:p text:style-name="P3"><text:span text:style-name="T12"><text:tab/><text:tab/></text:span><text:span text:style-name="T2">&lt;</text:span><text:span text:style-name="T8">Create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Delete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Move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Set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Unset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Add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Remove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Changes</text:span><text:span text:style-name="T6"> </text:span><text:span text:style-name="T10">allow</text:span><text:span text:style-name="T12">=</text:span><text:span text:style-name="T15">"true"</text:span><text:span text:style-name="T6"> </text:span><text:span text:style-name="T2">/&gt;</text:span></text:p>
      <text:p text:style-name="P3"><text:span text:style-name="T12"><text:tab/></text:span><text:span text:style-name="T2">&lt;/</text:span><text:span text:style-name="T8">Transformations</text:span><text:span text:style-name="T2">&gt;</text:span></text:p>
      <text:p text:style-name="P2"/>
      <text:p text:style-name="P3"><text:span text:style-name="T12"><text:tab/></text:span><text:span text:style-name="T2">&lt;</text:span><text:span text:style-name="T8">Root</text:span><text:span text:style-name="T6"> </text:span><text:span text:style-name="T10">name</text:span><text:span text:style-name="T12">=</text:span><text:span text:style-name="T15">"Model"</text:span><text:span text:style-name="T6"> </text:span><text:span text:style-name="T10">nested</text:span><text:span text:style-name="T12">=</text:span><text:span text:style-name="T15">"false"</text:span><text:span text:style-name="T6"> </text:span><text:span text:style-name="T2">/&gt;</text:span></text:p>
      <text:p text:style-name="P2"/>
      <text:p text:style-name="P3"><text:span text:style-name="T12"><text:tab/></text:span><text:span text:style-name="T2">&lt;</text:span><text:span text:style-name="T8">WhiteList</text:span><text:span text:style-name="T2">&gt;</text:span></text:p>
      <text:p text:style-name="P2"/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Class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Packag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Model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Operation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Property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Interface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Association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Generalization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Enumeration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EnumerationLiteral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Parameter"</text:span><text:span text:style-name="T6"> </text:span><text:span text:style-name="T2">/&gt;</text:span></text:p>
      <text:p text:style-name="P3"><text:span text:style-name="T12"><text:tab/><text:tab/></text:span><text:span text:style-name="T2">&lt;</text:span><text:span text:style-name="T8">EClass</text:span><text:span text:style-name="T6"> </text:span><text:span text:style-name="T10">name</text:span><text:span text:style-name="T12">=</text:span><text:span text:style-name="T15">"Dependency"</text:span><text:span text:style-name="T6"> </text:span><text:span text:style-name="T2">/&gt;</text:span></text:p>
      <text:p text:style-name="P3"><text:span text:style-name="T12"><text:tab/><text:tab/></text:span></text:p>
      <text:p text:style-name="P3"><text:span text:style-name="T12"><text:tab/></text:span><text:span text:style-name="T2">&lt;/</text:span><text:span text:style-name="T8">WhiteList</text:span><text:span text:style-name="T2">&gt;</text:span></text:p>
      <text:p text:style-name="P3"><text:span text:style-name="T12"><text:tab/></text:span><text:span text:style-name="T2">&lt;</text:span><text:span text:style-name="T8">BlackList</text:span><text:span text:style-name="T2">&gt;</text:span></text:p>
      <text:p text:style-name="P3"><text:span text:style-name="T12"><text:s text:c="2"/></text:span></text:p>
      <text:p text:style-name="P4"><text:span text:style-name="T12"><text:tab/><text:tab/></text:span><text:span text:style-name="T2">&lt;</text:span><text:span text:style-name="T8">EClass</text:span><text:span text:style-name="T12"> </text:span><text:span text:style-name="T10">name</text:span><text:span text:style-name="T12">=</text:span><text:span text:style-name="T15">"</text:span><text:span text:style-name="T16">Expression</text:span><text:span text:style-name="T15">"</text:span><text:span text:style-name="T12"> </text:span><text:span text:style-name="T2">/&gt;</text:span></text:p>
      <text:p text:style-name="P3"><text:span text:style-name="T12"><text:s text:c="2"/><text:tab/></text:span><text:span text:style-name="T2">&lt;/</text:span><text:span text:style-name="T8">BlackList</text:span><text:span text:style-name="T2">&gt;</text:span></text:p>
      <text:p text:style-name="P3"><text:span text:style-name="T2">&lt;/</text:span><text:span text:style-name="T8">Config</text:span><text:span text:style-name="T2">&gt;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7:26:39</dc:date>
    <dc:creator>Michaela Rindt</dc:creator>
    <meta:document-statistic meta:table-count="0" meta:image-count="0" meta:object-count="0" meta:page-count="1" meta:paragraph-count="56" meta:word-count="134" meta:character-count="1805" meta:non-whitespace-character-count="1598"/>
    <meta:generator>LibreOffice/4.0.2.2$Linux_X86_64 LibreOffice_project/400m0$Build-2</meta:generator>
  </office:meta>
</office:document-meta>
</file>